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rsid="000a0972" officeooo:paragraph-rsid="000a0972" style:font-size-asian="19.25pt" style:font-size-complex="22pt"/>
    </style:style>
    <style:style style:name="P2" style:family="paragraph" style:parent-style-name="Standard">
      <style:paragraph-properties fo:text-align="start" style:justify-single-word="false"/>
      <style:text-properties fo:font-size="16pt" officeooo:rsid="00126d4b" officeooo:paragraph-rsid="000a0972" style:font-size-asian="16pt" style:font-size-complex="16pt"/>
    </style:style>
    <style:style style:name="P3" style:family="paragraph" style:parent-style-name="Standard">
      <style:text-properties fo:font-size="16pt" officeooo:rsid="00126d4b" officeooo:paragraph-rsid="000a0972" style:font-size-asian="16pt" style:font-size-complex="16pt"/>
    </style:style>
    <style:style style:name="T1" style:family="text">
      <style:text-properties officeooo:rsid="001681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-3</text:p>
      <text:p text:style-name="P3">1. Does ANSI recognize the datatype Date ?</text:p>
      <text:p text:style-name="P3"><text:span text:style-name="T1">Ans. </text:span>The datatype Date is not recognized by ANSI.</text:p>
      <text:p text:style-name="P3"/>
      <text:p text:style-name="P3">2. Which Subdivision of sql is used to insert values in Tables ?</text:p>
      <text:p text:style-name="P2"><text:span text:style-name="T1">Ans. </text:span>DML subdiviosn of sql is used to insert values in tabl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5:48:17.927001932</meta:creation-date>
    <dc:date>2023-09-13T15:49:17.247152258</dc:date>
    <meta:editing-duration>PT1M</meta:editing-duration>
    <meta:editing-cycles>1</meta:editing-cycles>
    <meta:document-statistic meta:table-count="0" meta:image-count="0" meta:object-count="0" meta:page-count="1" meta:paragraph-count="5" meta:word-count="43" meta:character-count="228" meta:non-whitespace-character-count="190"/>
    <meta:generator>LibreOffice/7.3.5.2$Linux_X86_64 LibreOffice_project/30$Build-2</meta:generator>
  </office:meta>
</office:document-meta>
</file>